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anklin Gothic Demi" svg:font-family="'Franklin Gothic Dem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modern" style:font-pitch="fixed"/>
    <style:font-face style:name="Calibri1" svg:font-family="Calibri" style:font-family-generic="modern" style:font-pitch="fixed"/>
    <style:font-face style:name="Tahoma" svg:font-family="Tahom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44546a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5cm" fo:min-width="3.792cm" fo:padding-top="0.127cm" fo:padding-bottom="0.127cm" fo:padding-left="0.254cm" fo:padding-right="0.254cm" fo:wrap-option="wrap"/>
    </style:style>
    <style:style style:name="gr9" style:family="graphic" style:parent-style-name="standard" style:list-style-name="L1">
      <style:graphic-properties draw:stroke="none" svg:stroke-width="0.018cm" draw:fill="none" draw:textarea-vertical-align="top" draw:auto-grow-height="false" draw:fit-to-size="false" style:shrink-to-fit="false" fo:min-height="6.756cm" fo:min-width="12.25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4" style:family="graphic" style:parent-style-name="standard" style:list-style-name="L1">
      <style:graphic-properties draw:stroke="none" svg:stroke-width="0.018cm" draw:fill="none" draw:textarea-vertical-align="top" draw:auto-grow-height="false" draw:fit-to-size="false" style:shrink-to-fit="false" fo:min-height="9.099cm" fo:min-width="12.252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35cm" svg:stroke-color="#44546a" draw:stroke-linejoin="miter" draw:fill="solid" draw:fill-color="#44546a" draw:textarea-vertical-align="middle" draw:auto-grow-height="false" draw:fit-to-size="false" style:shrink-to-fit="false" fo:min-height="0.316cm" fo:min-width="3.792cm" fo:padding-top="0.127cm" fo:padding-bottom="0.127cm" fo:padding-left="0.254cm" fo:padding-right="0.254cm" fo:wrap-option="wrap"/>
    </style:style>
    <style:style style:name="gr16" style:family="graphic" style:parent-style-name="standard" style:list-style-name="L1">
      <style:graphic-properties draw:stroke="none" svg:stroke-width="0.018cm" draw:fill="none" draw:textarea-vertical-align="top" draw:auto-grow-height="false" draw:fit-to-size="false" style:shrink-to-fit="false" fo:min-height="3.634cm" fo:min-width="12.252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Droid Sans" fo:hyphenate="false"/>
    </style:style>
    <style:style style:name="P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style:font-name="Droid San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Droid Sans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Droid Sans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Droid Sans" fo:font-size="18pt" fo:hyphenate="false"/>
    </style:style>
    <style:style style:name="P7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style:font-size-asian="16pt" style:font-size-complex="16pt" fo:hyphenate="false"/>
    </style:style>
    <style:style style:name="P8" style:family="paragraph">
      <loext:graphic-properties draw:fill="none"/>
      <style:paragraph-properties fo:text-align="start"/>
      <style:text-properties style:font-name="Droid Sans"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Droid Sans" fo:font-size="12pt" style:font-size-asian="12pt" style:font-size-complex="12pt" fo:hyphenate="false"/>
    </style:style>
    <style:style style:name="P10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2pt" style:font-size-asian="12pt" style:font-size-complex="12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Droid Sans" fo:font-size="18pt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Droid Sans" fo:font-size="18pt"/>
    </style:style>
    <style:style style:name="P13" style:family="paragraph">
      <style:paragraph-properties fo:margin-left="0cm" fo:margin-right="0cm" fo:margin-top="0cm" fo:margin-bottom="0cm" fo:line-height="250%" fo:text-align="start" fo:text-indent="0cm" style:punctuation-wrap="hanging" style:writing-mode="lr-tb"/>
      <style:text-properties style:font-name="Droid Sans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250%" fo:text-align="start" fo:text-indent="0cm" style:punctuation-wrap="hanging" style:writing-mode="lr-tb" style:font-independent-line-spacing="true"/>
      <style:text-properties style:font-name="Droid Sans" fo:font-size="18pt" fo:hyphenate="false"/>
    </style:style>
    <style:style style:name="P15" style:family="paragraph">
      <loext:graphic-properties draw:fill="solid" draw:fill-color="#44546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Droid Sans" fo:font-size="18pt" fo:hyphenate="false"/>
    </style:style>
    <style:style style:name="P16" style:family="paragraph">
      <style:text-properties style:font-name="Droid Sans"/>
    </style:style>
    <style:style style:name="P17" style:family="paragraph">
      <loext:graphic-properties draw:fill="none" draw:fill-color="#ffffff"/>
      <style:text-properties style:font-name="Droid Sans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44546a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fo:color="#44546a" style:text-line-through-style="none" style:text-line-through-type="none" style:text-position="0% 100%" fo:font-size="24pt" fo:letter-spacing="0.106cm" fo:font-style="normal" style:text-underline-style="none" fo:font-weight="bold" style:font-name-asian="Tahoma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bold" style:font-name-asian="Tahoma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fo:font-size="11pt" fo:letter-spacing="0.106cm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44546a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44546a" style:text-line-through-style="none" style:text-line-through-type="none" style:text-position="0% 100%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0" style:family="text">
      <style:text-properties fo:font-variant="normal" fo:text-transform="none" fo:color="#262626" style:text-line-through-style="none" style:text-line-through-type="none" style:text-position="0% 100%" fo:font-size="10.5pt" fo:letter-spacing="normal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9pt" fo:letter-spacing="normal" fo:font-style="normal" style:text-underline-style="none" fo:font-weight="normal" style:font-name-asian="Times New Roman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none" fo:font-weight="normal" style:font-name-asian="Calibri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.5pt" fo:letter-spacing="normal" fo:font-style="italic" style:text-underline-style="none" fo:font-weight="bold" style:font-name-asian="Calibri1" style:font-size-asian="10.5pt" style:font-style-asian="italic" style:font-weight-asian="bold" style:font-name-complex="Times New Roman1" style:font-size-complex="10.5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.5pt" fo:letter-spacing="normal" fo:font-style="normal" style:text-underline-style="none" fo:font-weight="bold" style:font-name-asian="Calibri1" style:font-size-asian="10.5pt" style:font-style-asian="normal" style:font-weight-asian="bold" style:font-name-complex="Times New Roman1" style:font-size-complex="10.5pt" style:font-style-complex="normal" style:font-weight-complex="bold"/>
    </style:style>
    <style:style style:name="T17" style:family="text">
      <style:text-properties fo:font-variant="normal" fo:text-transform="none" fo:color="#262626" style:text-line-through-style="none" style:text-line-through-type="none" style:text-position="0% 100%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8" style:family="text">
      <style:text-properties fo:font-variant="normal" fo:text-transform="none" fo:color="#262626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3" style:family="text">
      <style:text-properties fo:font-variant="normal" fo:text-transform="none" fo:color="#262626" style:text-line-through-style="none" style:text-line-through-type="none" style:text-position="0% 100%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24" style:family="text">
      <style:text-properties fo:font-variant="normal" fo:text-transform="none" fo:color="#262626" style:text-line-through-style="none" style:text-line-through-type="none" style:text-position="0% 100%" fo:font-size="10pt" fo:letter-spacing="normal" fo:font-style="italic" style:text-underline-style="none" fo:font-weight="normal" style:font-name-asian="Calibri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5" style:family="text">
      <style:text-properties fo:font-variant="normal" fo:text-transform="none" fo:color="#44546a" style:text-line-through-style="none" style:text-line-through-type="none" style:text-position="0% 100%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bold" style:font-name-asian="Calibri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8" style:family="text">
      <style:text-properties fo:font-variant="normal" fo:text-transform="none" fo:color="#44546a" style:text-line-through-style="none" style:text-line-through-type="none" style:text-position="0% 100%" fo:font-size="11pt" fo:letter-spacing="normal" fo:font-style="normal" style:text-underline-style="none" fo:font-weight="bold" style:font-name-asian="Calibri1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T29" style:family="text">
      <style:text-properties fo:font-variant="normal" fo:text-transform="none" fo:color="#44546a" style:text-line-through-style="none" style:text-line-through-type="none" style:text-position="0% 100%" fo:font-size="13pt" fo:letter-spacing="normal" fo:font-style="normal" style:text-underline-style="none" fo:font-weight="bold" style:font-name-asian="Calibri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0" style:family="text">
      <style:text-properties fo:font-variant="normal" fo:text-transform="none" fo:color="#262626" style:text-line-through-style="none" style:text-line-through-type="none" style:text-position="0% 100%" fo:font-size="10.5pt" fo:letter-spacing="normal" fo:font-style="italic" style:text-underline-style="none" fo:font-weight="normal" style:font-name-asian="Calibri1" style:font-size-asian="10.5pt" style:font-style-asian="italic" style:font-weight-asian="normal" style:font-name-complex="Times New Roman1" style:font-size-complex="10.5pt" style:font-style-complex="italic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Droid Sans" fo:font-size="13pt" style:font-size-asian="13pt" style:font-size-complex="13pt"/>
    </style:style>
    <style:style style:name="T3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52" draw:style-name="gr1" draw:text-style-name="P3" draw:layer="layout" svg:width="5.072cm" svg:height="5.573cm" svg:x="0.737cm" svg:y="4.824cm">
          <text:p text:style-name="P1"><text:span text:style-name="T1">Email</text:span></text:p>
          <text:p text:style-name="P1"><text:span text:style-name="T2">romanetvin@eisti.eu</text:span></text:p>
          <text:p text:style-name="P1"><text:span text:style-name="T1">Address</text:span></text:p>
          <text:p text:style-name="P1"><text:span text:style-name="T2">22 rue des Perdrix, </text:span></text:p>
          <text:p text:style-name="P1"><text:span text:style-name="T2">95800, Courdimanche, FRANCE</text:span></text:p>
          <text:p text:style-name="P2"><text:span text:style-name="T1">Phone number</text:span></text:p>
          <text:p text:style-name="P1"><text:span text:style-name="T2">+33 6 66 57 91 97</text:span></text:p>
          <text:p text:style-name="P2"><text:span text:style-name="T1">Driver’s License holder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" draw:text-style-name="P5" draw:layer="layout" svg:width="14.785cm" svg:height="2.791cm" svg:x="2.233cm" svg:y="0.508cm">
          <text:p text:style-name="P4"><text:span text:style-name="T4">Vincent ROMANET</text:span></text:p>
          <text:p text:style-name="P4"><text:span text:style-name="T5">Looking for a 6-month internship </text:span></text:p>
          <text:p text:style-name="P4"><text:span text:style-name="T5">in </text:span><text:span text:style-name="T6">Artificial</text:span><text:span text:style-name="T5"> </text:span><text:span text:style-name="T6">Intelligence</text:span><text:span text:style-name="T5"> starting April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" draw:text-style-name="P7" draw:layer="layout" svg:width="4.299cm" svg:height="0.568cm" svg:x="0.825cm" svg:y="4.206cm">
          <text:p text:style-name="P6"><text:span text:style-name="T7">CONT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4" draw:text-style-name="P7" draw:layer="layout" svg:width="4.299cm" svg:height="0.569cm" svg:x="5.974cm" svg:y="11.867cm">
          <text:p text:style-name="P6"><text:span text:style-name="T7">EDU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" draw:style-name="gr5" draw:text-style-name="P8" draw:layer="layout" svg:x1="0.825cm" svg:y1="3.832cm" svg:x2="18.031cm" svg:y2="3.833cm">
          <text:p/>
        </draw:line>
        <draw:custom-shape draw:name="Rectangle 36" draw:style-name="gr6" draw:text-style-name="P7" draw:layer="layout" svg:width="4.299cm" svg:height="0.568cm" svg:x="0.737cm" svg:y="9.906cm">
          <text:p text:style-name="P6"><text:span text:style-name="T7">SKI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7" draw:text-style-name="P3" draw:layer="layout" svg:width="3.183cm" svg:height="0.843cm" svg:x="0.861cm" svg:y="10.841cm">
          <text:p text:style-name="P1"><text:span text:style-name="T8">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8" draw:text-style-name="P10" draw:layer="layout" svg:width="4.299cm" svg:height="0.568cm" svg:x="0.691cm" svg:y="19.05cm">
          <text:p text:style-name="P9"><text:span text:style-name="T7">INTER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9" draw:text-style-name="P3" draw:layer="layout" svg:width="12.759cm" svg:height="7.009cm" svg:x="5.774cm" svg:y="4.858cm">
          <text:p text:style-name="P11"><text:span text:style-name="T9">PHP Developer at NATO Helicopters Industries : May – Aug 2017 </text:span></text:p>
          <text:p text:style-name="P11"><text:span text:style-name="T10">ECONOCOM, Aix-en-Provence, FRANCE</text:span></text:p>
          <text:p text:style-name="P11"><text:span text:style-name="T11">In charge of accessing the SQL Database by making crossed requests in order to set up a daily/weekly/monthly/yearly reporting through a web interface.</text:span></text:p>
          <text:p text:style-name="P11"><text:span text:style-name="T12"/></text:p>
          <text:p text:style-name="P11"><text:span text:style-name="T9">Sales Performance Developer : June – Aug 2016 </text:span></text:p>
          <text:p text:style-name="P11"><text:span text:style-name="T10">ALEHOS, Gentilly, FRANCE</text:span></text:p>
          <text:p text:style-name="P11"><text:span text:style-name="T13">Join the Sales Performance team, formulat and implement improvements on a reporting tool. Detect new reporting needs and suggest suitable solutions.</text:span></text:p>
          <text:p text:style-name="P11"><text:span text:style-name="T14"/></text:p>
          <text:p text:style-name="P11"><text:span text:style-name="T9">Volunteer for a community-based group: July 2014 </text:span></text:p>
          <text:p text:style-name="P11"><text:span text:style-name="T15">Friends of the Rouge Watershed</text:span><text:span text:style-name="T16">, </text:span><text:span text:style-name="T15">Toronto</text:span><text:span text:style-name="T16">, ON, CANADA</text:span></text:p>
          <text:p text:style-name="P11"><text:span text:style-name="T13">In charge of helping members of the association to root invasive plants out in Scarborough; collect and monitor data on the Rouge river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0" draw:text-style-name="P12" draw:layer="layout" svg:width="12.447cm" svg:height="0.683cm" svg:x="6.038cm" svg:y="9.6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1" draw:text-style-name="P3" draw:layer="layout" svg:width="4.731cm" svg:height="2.027cm" svg:x="0.603cm" svg:y="19.914cm">
          <text:p text:style-name="P1"><text:span text:style-name="T17">Skateboard, Snowboard, Volleyball, Fitness, </text:span><text:span text:style-name="T18">Travels, Graphic Design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2" draw:text-style-name="P14" draw:layer="layout" svg:width="4.291cm" svg:height="4.647cm" svg:x="0.762cm" svg:y="14.224cm">
          <text:p text:style-name="P13"><text:span text:style-name="T8">Languages</text:span></text:p>
          <text:p text:style-name="P1"><text:span text:style-name="T20">French</text:span></text:p>
          <text:p text:style-name="P1"><text:span text:style-name="T21"><text:s text:c="5"/></text:span><text:span text:style-name="T21">Native Speaker</text:span></text:p>
          <text:p text:style-name="P1"><text:span text:style-name="T20">English</text:span></text:p>
          <text:p text:style-name="P1"><text:span text:style-name="T3"><text:s text:c="6"/></text:span><text:span text:style-name="T21">Advanced</text:span></text:p>
          <text:p text:style-name="P1"><text:span text:style-name="T20">Chinese</text:span></text:p>
          <text:p text:style-name="P1"><text:span text:style-name="T3"><text:s text:c="7"/></text:span><text:span text:style-name="T21">Intermedi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3" draw:text-style-name="P15" draw:layer="layout" svg:width="4.299cm" svg:height="0.569cm" svg:x="5.954cm" svg:y="4.233cm">
          <text:p text:style-name="P6"><text:span text:style-name="T7">EXPERI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4" draw:text-style-name="P3" draw:layer="layout" svg:width="12.759cm" svg:height="9.352cm" svg:x="5.783cm" svg:y="12.746cm">
          <text:p text:style-name="P11"><text:span text:style-name="T9">2015 – 2019 : EISTI – Cergy-Préfecture, FRANCE</text:span></text:p>
          <text:p text:style-name="P11"><text:span text:style-name="T22">Engineering Degree in Mathematics and Computer Science</text:span></text:p>
          <text:p text:style-name="P11"><text:span text:style-name="T23">Senior Year – Majoring in Artificial Intelligence</text:span></text:p>
          <text:p text:style-name="P11"><text:span text:style-name="T24">Deep Learning / Image Processing / Quantum computing <text:s/></text:span></text:p>
          <text:p text:style-name="P11"><text:span text:style-name="T24">Bioinformatics / AI Ethics <text:s/>/ Natural Language Processing </text:span></text:p>
          <text:p text:style-name="P11"><text:span text:style-name="T25"/></text:p>
          <text:p text:style-name="P11"><text:span text:style-name="T9">2017 – 2018 : GEM – Grenoble, FRANCE</text:span></text:p>
          <text:p text:style-name="P11"><text:span text:style-name="T22">Master of Science in Management</text:span></text:p>
          <text:p text:style-name="P11"><text:span text:style-name="T26"/></text:p>
          <text:p text:style-name="P11"><text:span text:style-name="T9">Sept – Dec 2016 : ESSEC Asia Pacific – Singapore, SINGAPORE</text:span></text:p>
          <text:p text:style-name="P11"><text:span text:style-name="T22">Student Exchange</text:span></text:p>
          <text:p text:style-name="P11"><text:span text:style-name="T27"/></text:p>
          <text:p text:style-name="P11"><text:span text:style-name="T28">2013 – 2016 : Cergy-Pontoise University – Cergy-Préfecture, FRANCE</text:span></text:p>
          <text:p text:style-name="P11"><text:span text:style-name="T16">Bachelor of Science in Computer Science </text:span></text:p>
          <text:p text:style-name="P11"><text:span text:style-name="T22"/></text:p>
          <text:p text:style-name="P11"><text:span text:style-name="T28">2013 – 2015 <text:s/>: EISTI – Cergy-Préfecture, FRANCE</text:span></text:p>
          <text:p text:style-name="P11"><text:span text:style-name="T16">Undergraduate courses to prepare </text:span></text:p>
          <text:p text:style-name="P11"><text:span text:style-name="T16">nationwide competitive exams in science</text:span></text:p>
          <text:p text:style-name="P11"><text:span text:style-name="T22"/></text:p>
          <text:p text:style-name="P11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5" draw:text-style-name="P7" draw:layer="layout" svg:width="4.299cm" svg:height="0.569cm" svg:x="5.974cm" svg:y="22.098cm">
          <text:p text:style-name="P6"><text:span text:style-name="T7">PROJ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 de texte 2" draw:style-name="gr16" draw:text-style-name="P3" draw:layer="layout" svg:width="12.759cm" svg:height="3.887cm" svg:x="5.783cm" svg:y="22.783cm">
          <text:p text:style-name="P11"><text:span text:style-name="T29">Skate Trick Tracker</text:span></text:p>
          <text:p text:style-name="P11"><text:span text:style-name="T30">8 weeks – Image processing project. Detect a skateboard in a frame using filters and Convolutionnal Neural Network. </text:span></text:p>
          <text:p text:style-name="P11"><text:span text:style-name="T29"/></text:p>
          <text:p text:style-name="P11"><text:span text:style-name="T9">End-of-studies project : Energy management and optimization</text:span></text:p>
          <text:p text:style-name="P11"><text:span text:style-name="T30">6 months – Goal : Predict energy consumption using Recursive <text:s/>Neural Network to adjust and manage energy p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7" draw:layer="layout" svg:width="4.064cm" svg:height="3.954cm" svg:x="0.762cm" svg:y="11.54cm">
          <draw:text-box>
            <text:p text:style-name="P16"><text:span text:style-name="T31">Numpy, </text:span><text:span text:style-name="T31">Keras, </text:span></text:p>
            <text:p text:style-name="P16"><text:span text:style-name="T31">Open CV,</text:span><text:span text:style-name="T31"> </text:span><text:span text:style-name="T31">Matplotlib, <text:s/></text:span><text:span text:style-name="T31">Scikit-learn,</text:span><text:span text:style-name="T31"> </text:span><text:span text:style-name="T32"><text:s/>Tensorflow, </text:span></text:p>
            <text:p text:style-name="P16"><text:span text:style-name="T32">Nltk</text:span></text:p>
            <text:p text:style-name="P16"><text:span text:style-name="T33"/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anklin Gothic Demi" svg:font-family="'Franklin Gothic Dem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modern" style:font-pitch="fixed"/>
    <style:font-face style:name="Calibri1" svg:font-family="Calibri" style:font-family-generic="modern" style:font-pitch="fixed"/>
    <style:font-face style:name="Tahoma" svg:font-family="Tahom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4.595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5.95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45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6.192cm" svg:height="9.579cm" svg:x="1.429cm" svg:y="4.503cm" presentation:class="title" presentation:user-transformed="true">
        <draw:text-box>
          <text:p text:style-name="MP5"><text:span text:style-name="MT1">Clic</text:span><text:span text:style-name="MT1">k to </text:span><text:span text:style-name="MT1">edit </text:span><text:span text:style-name="MT1">Mas</text:span><text:span text:style-name="MT1">ter </text:span><text:span text:style-name="MT1">title </text:span><text:span text:style-name="MT1">styl</text:span><text:span text:style-name="MT1">e</text:span></text:p>
        </draw:text-box>
      </draw:frame>
      <draw:frame draw:name="Date Placeholder 3" presentation:style-name="Mpr2" draw:text-style-name="MP8" draw:layer="backgroundobjects" svg:width="4.285cm" svg:height="1.464cm" svg:x="1.31cm" svg:y="25.504cm" presentation:class="date-time" presentation:user-transformed="true">
        <draw:text-box>
          <text:p text:style-name="MP7"><text:span text:style-name="MT2"><text:date style:data-style-name="D1" text:date-value="2018-11-08">11/8/18</text:date></text:span></text:p>
        </draw:text-box>
      </draw:frame>
      <draw:frame draw:name="Footer Placeholder 4" presentation:style-name="Mpr2" draw:text-style-name="MP8" draw:layer="backgroundobjects" svg:width="6.428cm" svg:height="1.464cm" svg:x="6.31cm" svg:y="25.50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4.285cm" svg:height="1.464cm" svg:x="13.454cm" svg:y="25.50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Houeix, Julien</meta:initial-creator>
    <meta:editing-cycles>199</meta:editing-cycles>
    <meta:print-date>2018-03-23T06:18:16</meta:print-date>
    <meta:creation-date>2018-03-22T22:35:05</meta:creation-date>
    <dc:date>2018-11-08T15:59:15.001370967</dc:date>
    <meta:editing-duration>P12DT5H40M36S</meta:editing-duration>
    <meta:generator>LibreOffice/6.0.7.3.0$Linux_X86_64 LibreOffice_project/00m0$Build-3</meta:generator>
    <meta:document-statistic meta:object-count="39"/>
    <meta:user-defined meta:name="AppVersion">15.0000</meta:user-defined>
    <meta:user-defined meta:name="Company">Amazon Corpora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4 Paper (210x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